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168.49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131.44pt"/>
    </style:style>
    <style:style style:name="co8" style:family="table-column">
      <style:table-column-properties fo:break-before="auto" style:column-width="852.49pt"/>
    </style:style>
    <style:style style:name="co9" style:family="table-column">
      <style:table-column-properties fo:break-before="auto" style:column-width="410.14pt"/>
    </style:style>
    <style:style style:name="co10" style:family="table-column">
      <style:table-column-properties fo:break-before="auto" style:column-width="73.56pt"/>
    </style:style>
    <style:style style:name="co11" style:family="table-column">
      <style:table-column-properties fo:break-before="auto" style:column-width="177pt"/>
    </style:style>
    <style:style style:name="co12" style:family="table-column">
      <style:table-column-properties fo:break-before="auto" style:column-width="149.19pt"/>
    </style:style>
    <style:style style:name="co13" style:family="table-column">
      <style:table-column-properties fo:break-before="auto" style:column-width="746.7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revetto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c.type.full</text:p>
          </table:table-cell>
          <table:table-cell office:value-type="string" calcext:value-type="string">
            <text:p>dc.identifier.uri</text:p>
          </table:table-cell>
          <table:table-cell office:value-type="string" calcext:value-type="string">
            <text:p>dc.language.iso</text:p>
          </table:table-cell>
          <table:table-cell office:value-type="string" calcext:value-type="string">
            <text:p>dc.date.issued</text:p>
          </table:table-cell>
          <table:table-cell office:value-type="string" calcext:value-type="string">
            <text:p>dc.type.circulation</text:p>
          </table:table-cell>
          <table:table-cell office:value-type="string" calcext:value-type="string">
            <text:p>dc.relation.medium</text:p>
          </table:table-cell>
          <table:table-cell office:value-type="string" calcext:value-type="string">
            <text:p>dc.relation.conferenceplace</text:p>
          </table:table-cell>
          <table:table-cell office:value-type="string" calcext:value-type="string">
            <text:p>dc.title</text:p>
          </table:table-cell>
          <table:table-cell office:value-type="string" calcext:value-type="string">
            <text:p>dc.subject.keywords</text:p>
          </table:table-cell>
          <table:table-cell office:value-type="string" calcext:value-type="string">
            <text:p>item.collection</text:p>
          </table:table-cell>
          <table:table-cell office:value-type="string" calcext:value-type="string">
            <text:p>item.openaireRights</text:p>
          </table:table-cell>
          <table:table-cell office:value-type="string" calcext:value-type="string">
            <text:p>dc.description.numberofauthors</text:p>
          </table:table-cell>
          <table:table-cell office:value-type="string" calcext:value-type="string">
            <text:p>dc.authority.peo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02912</text:p>
          </table:table-cell>
          <table:table-cell office:value-type="string" calcext:value-type="string">
            <text:p>e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CE BLOCK GLA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06914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spositivo educativo interattiv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nia, China;FERRARO, VENERE;Belen, Corradi;Marius, Holter;Kasper, Pietrzykowsk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07045</text:p>
          </table:table-cell>
          <table:table-cell office:value-type="string" calcext:value-type="string">
            <text:p>i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IOCO TATTILE PER NON VEDEN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O, VENERE;Lorenzo Sarghi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11853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spositivo di navigazione indossabile da una pers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E ME, ROSALAM;BIAMONTI, ALESSANDRO;FERRARO, VENERE;Stepanovic, 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26966</text:p>
          </table:table-cell>
          <table:table-cell office:value-type="string" calcext:value-type="string">
            <text:p>-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etodo e dispositivo indossabile per il controllo di inquinanti gassos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ARO, VENER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28484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STEMA PLURISENSORIALE ADATTATO PER LA PREVENZIONE DI MALATTIE PROFESSIONALI NELL’AMBIENTE</text:p>
            <text:p>DI LAVORO, E METODO PER L’USO DEL SISTE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SEN, KASPAR;MOLTANI, ALESSIA;STEPANOVIC, MILA;FERRARO, VENERE;FERRARIS, SILVIA DEBORAH;ANDREONI, GIUSEPPE;CAPPELLIERI, ALB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31972</text:p>
          </table:table-cell>
          <table:table-cell office:value-type="string" calcext:value-type="string">
            <text:p>e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rope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able. Interactive Children’s ta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LINO, UMBERTO;Venturelli, Lu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38529</text:p>
          </table:table-cell>
          <table:table-cell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EARABLE SYSTEM FOR MONITORING A SWIMMER'S PERFORM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ONI GIUSEPPE;LAVEZZARI RICCARDO;PEREGO PAOLO;MOLTANI LARA ALESSIA LAU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41805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stema indossabile per il monitoraggio delle performance del nuota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. Andreoni;MOLTANI, LARA ALESSIA LAURA;P. Perego;LAVEZZARI, RICCAR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45202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lla per neona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RAMI, BENEDETTA;BISSON Mario;ANDREIS Diego;BARNI, GRE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45208</text:p>
          </table:table-cell>
          <table:table-cell office:value-type="string" calcext:value-type="string">
            <text:p>it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RVIZIO PER PRANZO IN PIED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O BISSON;PAOLO DE LUCCHI;GHOLAM KOWS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52998</text:p>
          </table:table-cell>
          <table:table-cell office:value-type="string" calcext:value-type="string">
            <text:p>eng;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pparato e metodo per illuminare ogget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 MURANO;M. CEL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56092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PPARECCHIATURA MISCELATRICE E DOSATRICE DI PRODOTTI DETERGEN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NA, CRISTINA;Palmieri, Stefania;ANDREIS, DIEGO VITTORIO;Barni, Gre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59394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LURISENSORIAL SYSTEM ADAPTED FOR THE PREVENTION OF PROFESSIONAL DISEASES IN THE WORKING ENVIRONMENT, AND METHOD FOR THE USE OF THE SYSTEM”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nere Ferraro;Giuseppe Andreoni;Alba Cappellieri;Silvia Ferraris;Kaspar Jansen;Alessia Moltani;Mila Stepanovi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1059395</text:p>
          </table:table-cell>
          <table:table-cell office:value-type="string" calcext:value-type="string">
            <text:p>e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EARABLE DEVICE FOR CONTROLLING GASEOUS POLLUTA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ere Ferraro;Mila Stepanovi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242582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ruttura di spazzolino da den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. Bazzicalupo;MANGIAROTTI, RAFFAEL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242585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Dispositivo portatile per refrigerare alimenti, particolarmente per alimenti contenuti <text:s/>in un contenitore almeno in parte flessibi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. Gatti;INGARAMO, MATTEO ORES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246657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Dispositivo asciugacapel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. Bazzicalupo;MANGIAROTTI, RAFFAEL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251326</text:p>
          </table:table-cell>
          <table:table-cell office:value-type="string" calcext:value-type="string">
            <text:p>-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Dispositivo di conservazione di alimenti a parete, in particolare per frutt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. Gatti;INGARAMO, MATTEO ORES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252095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Asciugacapelli con caratteristiche ergonomiche migliora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IAROTTI, RAFFAEL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257743</text:p>
          </table:table-cell>
          <table:table-cell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Prodotto realizzato dal riutilizzo di sfridi di produ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TOLA, PAOLA;D. Leo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258077</text:p>
          </table:table-cell>
          <table:table-cell office:value-type="string" calcext:value-type="string">
            <text:p>ita</text:p>
          </table:table-cell>
          <table:table-cell office:value-type="float" office:value="2002" calcext:value-type="float">
            <text:p>200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erminale wireless contenuto in un involucro morbid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ROTTI, RAFFAELLA;TRABUCCO, FRANCES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532965</text:p>
          </table:table-cell>
          <table:table-cell office:value-type="string" calcext:value-type="string">
            <text:p>it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stema di Parete Attrezzata e cablata con Tecnologie EI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, DAVIDE MA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533023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stema per il varo e l'alaggio di imbarcazioni</text:p>
          </table:table-cell>
          <table:table-cell office:value-type="string" calcext:value-type="string">
            <text:p>Pontile galleggiante; Alaggio imbarcazioni; Attrezzature per la nautica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TI, ANDREA;FUMAGALLI 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545462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spositivo di cottura</text:p>
          </table:table-cell>
          <table:table-cell office:value-type="string" calcext:value-type="string">
            <text:p>multifunzione; piano cottura; cromoterapia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 Bongini;CANINA, MARIA RITA;FERRARO, VENERE;L. Melotti;S. Palme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547230</text:p>
          </table:table-cell>
          <table:table-cell office:value-type="string" calcext:value-type="string">
            <text:p>eng;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Zip fastener slider including an electronic anti-counterfeiting device situated inside the slider and/or the relative puller</text:p>
          </table:table-cell>
          <table:table-cell office:value-type="string" calcext:value-type="string">
            <text:p>moda; RFID - Radio Frequency IDentification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ROTTI, RAFFAELLA;S. Dot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564171</text:p>
          </table:table-cell>
          <table:table-cell office:value-type="string" calcext:value-type="string">
            <text:p>i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spositivo aspiratore/erogatore per un liquido</text:p>
          </table:table-cell>
          <table:table-cell office:value-type="string" calcext:value-type="string">
            <text:p>contagocce; design for all; dosaggio liquidi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. Bortoluzzi;ANSELMI, LAURA;A. Grassell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566421</text:p>
          </table:table-cell>
          <table:table-cell office:value-type="string" calcext:value-type="string">
            <text:p>en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NOT R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PELLIERI, ALB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575806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spositivo di riabilit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INA, MARIA RITA;S. La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579141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STEMA DI PUNTAMENTO DELLE SORGENTI LUMINOSE IN APPARECCHI DI ILLUMINAZIONE</text:p>
          </table:table-cell>
          <table:table-cell office:value-type="string" calcext:value-type="string">
            <text:p>SISTEMA; PUNTAMENTO; SORGENTI; APPARECCHI DI ILLUMINAZIONE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579142</text:p>
          </table:table-cell>
          <table:table-cell office:value-type="string" calcext:value-type="string">
            <text:p>i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STEMA DI TRASPORTO DI ENERGIA ELETTRICA A BASSO VOLTAGGIO IN PARTICOLARE PER L'ALIMENTAZIONE DI PIANI DI APPOGGIO MUNITI DI SORGENTE</text:p>
          </table:table-cell>
          <table:table-cell office:value-type="string" calcext:value-type="string">
            <text:p>MENSOLE LUMINOSE; TRASPORTO ENERGIA ELETTRICA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NO, FRANCES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582632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pparecchio per la riabilit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INA, MARIA RITA;S. La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582634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pparecchio per la riabilit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INA, MARIA RITA;S. La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582636</text:p>
          </table:table-cell>
          <table:table-cell office:value-type="string" calcext:value-type="string">
            <text:p>i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pparecchio per la riabilitazi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INA, MARIA RITA;S. La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622773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tenitore per piz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a Rizzardi;FERRARO, VENE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643329</text:p>
          </table:table-cell>
          <table:table-cell office:value-type="string" calcext:value-type="string">
            <text:p>i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tenitore termicamente isolato particolarmente isolato per bevande e simili</text:p>
          </table:table-cell>
          <table:table-cell office:value-type="string" calcext:value-type="string">
            <text:p>contenitori temici; thermos; antiurto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ROTTI, RAFFAELLA;BAZZICALUPO, LEOPOLDO MATTE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643330</text:p>
          </table:table-cell>
          <table:table-cell office:value-type="string" calcext:value-type="string">
            <text:p>ita;e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airdrier device</text:p>
          </table:table-cell>
          <table:table-cell office:value-type="string" calcext:value-type="string">
            <text:p>asciugacapelli a doppio flusso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ROTTI, RAFFAELLA;BAZZICALUPO, LEOPOLDO MATTE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643332</text:p>
          </table:table-cell>
          <table:table-cell office:value-type="string" calcext:value-type="string">
            <text:p>i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spositivo audioluminoso per esterni</text:p>
          </table:table-cell>
          <table:table-cell office:value-type="string" calcext:value-type="string">
            <text:p>dispositivo audioluminoso per esterni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IAROTTI, RAFFAELLA;BAZZICALUPO, LEOPOLDO MATTEO;charon sr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643731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urope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ARETE MOBILE E SISTEMA CON FUNZIONI DI OTTIMIZZAZIONE DI CONDIZIONI AMBIENTALI</text:p>
          </table:table-cell>
          <table:table-cell office:value-type="string" calcext:value-type="string">
            <text:p>sistema integrato, pareti mobili interne, facciate continue, regolazione UR%, pressione T°,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, DAVIDE MA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643732</text:p>
          </table:table-cell>
          <table:table-cell office:value-type="string" calcext:value-type="string">
            <text:p>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vable wall and system with environmental condition optimisation functi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openAcc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UNO, DAVIDE MARIA;Merra, M.;Paracchini, L.;FUSAR POLI, E.;Giola, F.;Cambiaghi, 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664562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'H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INA, MARIA RITA;S. La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687790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PPARATO PORTATILE PER COTTURA ALLA GRIGL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SELMI, LAURA;M. Buffoli;A. Grassell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688626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spositivo portatile di allenamento fisico e kit comprendente tale dispositivo</text:p>
          </table:table-cell>
          <table:table-cell office:value-type="string" calcext:value-type="string">
            <text:p>allenamento fisico; fitness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SELMI, LAURA;A. Grasselli;A. Aned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688635</text:p>
          </table:table-cell>
          <table:table-cell office:value-type="string" calcext:value-type="string">
            <text:p>i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spositivo portatile di allenamento fisico e kit comprendente tale dispositiv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SELMI, LAURA;A. Grasselli;A. Aned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689990</text:p>
          </table:table-cell>
          <table:table-cell office:value-type="string" calcext:value-type="string">
            <text:p>e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HS ITEM OF CLOTHING FOR DETECTION OF VITAL PARAMETERS OF A BAB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ONI, GIUSEPPE;L. A. L. Moltani;R. Zanini;R. C. Bellu'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693688</text:p>
          </table:table-cell>
          <table:table-cell office:value-type="string" calcext:value-type="string">
            <text:p>ger;eng;f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hair Strc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. De Bonis;ROMERO, MAXIMILIANO ERNESTO;COSTA, FIAMMETTA CARLA ENRICA;G. Gualand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703133</text:p>
          </table:table-cell>
          <table:table-cell office:value-type="string" calcext:value-type="string">
            <text:p>i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zionale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spositivo di seduta e relativa sella</text:p>
          </table:table-cell>
          <table:table-cell office:value-type="string" calcext:value-type="string">
            <text:p>bicicletta; accessori sella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O, DAVIDE MARIA;ANDREONI, GIUSEPP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776927</text:p>
          </table:table-cell>
          <table:table-cell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po di vestiario di tipo BSI per il rilevamento di parametri vitali di un neona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ONI, GIUSEPPE;L. Moltani;R. Zanini;R. Bellù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918155</text:p>
          </table:table-cell>
          <table:table-cell office:value-type="string" calcext:value-type="string">
            <text:p>e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perta inventa stori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ntina Nuccio;CELI, MANU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930358</text:p>
          </table:table-cell>
          <table:table-cell office:value-type="string" calcext:value-type="string">
            <text:p>ita;e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stema ambientale per la terapia del treno</text:p>
          </table:table-cell>
          <table:table-cell office:value-type="string" calcext:value-type="string">
            <text:p>Design; Alzheimer’s disease; Healthcare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AMONTI, ALESSANDRO;I. Cilesi;L. La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930361</text:p>
          </table:table-cell>
          <table:table-cell office:value-type="string" calcext:value-type="string">
            <text:p>eng;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ter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bina Terapeutica</text:p>
          </table:table-cell>
          <table:table-cell office:value-type="string" calcext:value-type="string">
            <text:p>Design; Alzheimer’s disease; no pharmacological therapies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MONTI, ALESSANDRO;GRAMEGNA, SILVIA MA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969233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iunto ad incastro con sfe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.1 Brevetto</text:p>
          </table:table-cell>
          <table:table-cell office:value-type="string" calcext:value-type="string">
            <text:p>info:eu-repo/semantics/closedAcc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ada, Miguel Melo;FERRARO, VENE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 BREVETTO::05.1 Brevetto</text:p>
          </table:table-cell>
          <table:table-cell office:value-type="string" calcext:value-type="string">
            <text:p>http://hdl.handle.net/11311/974606</text:p>
          </table:table-cell>
          <table:table-cell office:value-type="string" calcext:value-type="string">
            <text:p>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ziona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 da costruzione per bambi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o Posada, Miguel;FERRARO, VENER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4T00:18:48.472510362</dc:date>
    <meta:editing-duration>PT5M22S</meta:editing-duration>
    <meta:editing-cycles>1</meta:editing-cycles>
    <meta:generator>LibreOffice/5.1.6.2$Linux_X86_64 LibreOffice_project/10m0$Build-2</meta:generator>
    <meta:document-statistic meta:table-count="1" meta:cell-count="702" meta:object-count="0"/>
  </office:meta>
</office:document-meta>
</file>